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ITION</text:p>
      <text:p text:style-name="Standard">D’après sa structure, le COJERCO comprend les Membres ci-après :</text:p>
      <text:p text:style-name="Standard">1. Président National : MOSENGO STEVE</text:p>
      <text:p text:style-name="Standard">2. Vice-Président National chargé de l’administration : KALONGA WILLIAM ;</text:p>
      <text:p text:style-name="Standard">3. Vice-Présidente Nationale de Genre, Femme et Enfant : Cynthia NAWEJ ;</text:p>
      <text:p text:style-name="Standard">4. Secrétaire Exécutif National : Trésor MUMBA ;</text:p>
      <text:p text:style-name="Standard">5. Secrétaire Exécutif National Adjoint : MURHULA KABANGO WILHEM ;</text:p>
      <text:p text:style-name="Standard">6. Coordonnateur National chargé de la mobilisation, sports et loisirs : LUBA WA</text:p>
      <text:p text:style-name="Standard">MUKALAY Emery ;</text:p>
      <text:p text:style-name="Standard">7. Coordonnateur National Adjoint chargé de la mobilisation, sports et loisirs : KASHIBA</text:p>
      <text:p text:style-name="Standard">Murphy ;</text:p>
      <text:p text:style-name="Standard">8. Coordonnateur National chargé d’études, projets et missions : KABAMBI ILUNGA</text:p>
      <text:p text:style-name="Standard">Fidèle ;</text:p>
      <text:p text:style-name="Standard">9. Coordonnatrice Nationale chargée des finances : Dieudonné WEVA ;</text:p>
      <text:p text:style-name="Standard">10. Coordonnateur National Adjoint chargé des finances : KAFWIMBI Léontine ;</text:p>
      <text:p text:style-name="Standard">11. Coordonnateur National chargé des questions juridiques : MWAMBA Alain ;</text:p>
      <text:p text:style-name="Standard">12. Coordonnatrice Nationale Adjointe chargée des questions juridiques : KABEYA Laetitia</text:p>
      <text:p text:style-name="Standard">13. Coordonnateur National Adjoint chargé des questions juridiques : BASANTOLO</text:p>
      <text:p text:style-name="Standard">Christian ;14. Coordonnateur national chargé des questions politiques et stratégiques : MUNGA LULU</text:p>
      <text:p text:style-name="Standard">GILBERT ;</text:p>
      <text:p text:style-name="Standard">15. Coordonnateur National Adjoint chargé des questions politiques et stratégiques : SANGO</text:p>
      <text:p text:style-name="Standard">BERTIN</text:p>
      <text:p text:style-name="Standard">16. Coordonnateur National chargé des stratégies et affaires sociales: WEVA DIEUDONNE</text:p>
      <text:p text:style-name="Standard">;</text:p>
      <text:p text:style-name="Standard">17. Coordonnateur National Adjoint chargé des stratégies et affaires sociales : Yves</text:p>
      <text:p text:style-name="Standard">MUSHAGALUSA ;</text:p>
      <text:p text:style-name="Standard">18. Coordonnateur National chargé des relations extérieures et intérieures : NTAMBWE</text:p>
      <text:p text:style-name="Standard">Stanislas ;</text:p>
      <text:p text:style-name="Standard">19. Coordonnatrice Nationale Adjointe chargée de relations extérieures et intérieures :</text:p>
      <text:p text:style-name="Standard">KIBOWYA KASIKA Hélène ;</text:p>
      <text:p text:style-name="Standard">20. Coordonnateur national chargé de logistique et informatique : KABALE Ray ;</text:p>
      <text:p text:style-name="Standard">21. Coordonnateur National Adjoint charge de logistique et informatique : ILUNGA</text:p>
      <text:p text:style-name="Standard">Jonathan ;</text:p>
      <text:p text:style-name="Standard">22. Coordonnateur National chargé de communication et presse : SANGO Bertin ;</text:p>
      <text:p text:style-name="Standard">23. Coordonnatrice Nationale Adjointe chargée de communication et presse : Ornella</text:p>
      <text:p text:style-name="Standard">KAFUMBI.</text:p>
      <text:p text:style-name="Standard">24. Coordonnateur National des questions sanitaires : Emmanuel KABEYA</text:p>
      <text:p text:style-name="Standard">25. Coordonnatrice Nationale Adjointe des questions sanitaires : Monique NEEMA</text:p>
      <text:p text:style-name="Standard"/>
      <text:p text:style-name="Standard"/>
      <text:p text:style-name="P1"><text:span text:style-name="T1">&lt;</text:span><text:span text:style-name="T2">div</text:span> <text:span text:style-name="T3">class</text:span>=<text:span text:style-name="T4">"col-md-4 carrousel-righ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row2-ligne2-on"</text:span> <text:span text:style-name="T3">class</text:span>=<text:span text:style-name="T4">"col-md-12 bg-primary row2-ligne2-padding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text-ligh"</text:span><text:span text:style-name="T1">&gt;</text:span></text:p>
      <text:p text:style-name="P1"><text:span text:style-name="T1">&lt;</text:span><text:span text:style-name="T2">h6</text:span><text:span text:style-name="T1">&gt;</text:span>QUI SOMMES NOUS ?<text:span text:style-name="T1">&lt;/</text:span><text:span text:style-name="T2">h6</text:span><text:span text:style-name="T1">&gt;</text:span></text:p>
      <text:p text:style-name="P1"><text:span text:style-name="T1">&lt;</text:span><text:span text:style-name="T2">p</text:span><text:span text:style-name="T1">&gt;</text:span>Mission, fonctionnement et modalité d'adhésion<text:span text:style-name="T1">&lt;/</text:span><text:span text:style-name="T2">p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3">id</text:span>=<text:span text:style-name="T4">"row2-ligne2-two"</text:span> <text:span text:style-name="T3">class</text:span>=<text:span text:style-name="T4">"col-md-12 bg-secondary row2-ligne2-padding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text-light"</text:span><text:span text:style-name="T1">&gt;</text:span></text:p>
      <text:p text:style-name="P1"><text:span text:style-name="T1">&lt;</text:span><text:span text:style-name="T2">h6</text:span><text:span text:style-name="T1">&gt;</text:span>LES TREVAUX DE COJERCO<text:span text:style-name="T1">&lt;/</text:span><text:span text:style-name="T2">h6</text:span><text:span text:style-name="T1">&gt;</text:span></text:p>
      <text:p text:style-name="P1"><text:span text:style-name="T1">&lt;</text:span><text:span text:style-name="T2">p</text:span><text:span text:style-name="T1">&gt;</text:span>Les activité de COJERCO<text:span text:style-name="T1">&lt;/</text:span><text:span text:style-name="T2">p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row2-ligne2-tree"</text:span> <text:span text:style-name="T3">class</text:span>=<text:span text:style-name="T4">"col-md-12 bg-dark row2-ligne2-padding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text-ligh"</text:span><text:span text:style-name="T1">&gt;</text:span></text:p>
      <text:p text:style-name="P1"><text:span text:style-name="T1">&lt;</text:span><text:span text:style-name="T2">h6</text:span><text:span text:style-name="T1">&gt;</text:span>NOS CONFÉRENCES,DÉBATS,INTERVIEWS<text:span text:style-name="T1">&lt;/</text:span><text:span text:style-name="T2">h6</text:span><text:span text:style-name="T1">&gt;</text:span></text:p>
      <text:p text:style-name="P1"><text:span text:style-name="T1">&lt;/</text:span><text:span text:style-name="T2">a</text:span><text:span text:style-name="T1">&gt;</text:span> </text:p>
      <text:p text:style-name="P1"><text:span text:style-name="T1">&lt;/</text:span><text:span text:style-name="T2">div</text:span><text:span text:style-name="T1">&gt;</text:span> 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8:42:06.490358732</meta:creation-date>
    <dc:date>2020-08-08T19:07:26.380911729</dc:date>
    <meta:editing-duration>PT5M15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2" meta:paragraph-count="59" meta:word-count="360" meta:character-count="2702" meta:non-whitespace-character-count="2399"/>
  </office:meta>
</office:document-meta>
</file>